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1" svg:font-family="Arial, sans-serif"/>
    <style:font-face style:name="Helvetica Neue" svg:font-family="'Helvetica Neue', Helvetica, Arial, sans-serif"/>
    <style:font-face style:name="Open Sans" svg:font-family="'Open Sans', 'Helvetica Neue', Helvetica, Arial, sans-serif"/>
    <style:font-face style:name="Roboto Condensed" svg:font-family="'Roboto Condensed', sans-serif"/>
    <style:font-face style:name="Roboto" svg:font-family="Roboto, Helvetica, Arial, sans-serif"/>
    <style:font-face style:name="Verdana" svg:font-family="Verdana, Arial, Helvetica, sans-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Open Sans" fo:font-size="9.75pt" fo:letter-spacing="normal" fo:font-style="normal" fo:font-weight="normal" officeooo:rsid="001ce574" officeooo:paragraph-rsid="001ce574"/>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fo:font-size="9.75pt" fo:letter-spacing="normal" fo:font-style="normal" fo:font-weight="normal" officeooo:rsid="001ad049" officeooo:paragraph-rsid="001eb309"/>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Times New Roman" fo:font-size="9.75pt" fo:letter-spacing="normal" fo:font-style="normal" fo:font-weight="normal" officeooo:rsid="001ad049" officeooo:paragraph-rsid="00256a3a"/>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172456" officeooo:paragraph-rsid="00172456"/>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rsid="00191581" officeooo:paragraph-rsid="00191581"/>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officeooo:rsid="001ad049" officeooo:paragraph-rsid="001ad049"/>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officeooo:rsid="001ad049" officeooo:paragraph-rsid="001eb309"/>
    </style:style>
    <style:style style:name="P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style:font-name="Times New Roman" fo:font-size="14pt" officeooo:paragraph-rsid="00191581" fo:background-color="transparent" style:font-size-asian="14pt" style:font-size-complex="14pt"/>
    </style:style>
    <style:style style:name="P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officeooo:paragraph-rsid="001ad049"/>
    </style:style>
    <style:style style:name="P1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officeooo:paragraph-rsid="001ce574"/>
    </style:style>
    <style:style style:name="P1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officeooo:paragraph-rsid="001cc2b2"/>
    </style:style>
    <style:style style:name="P1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officeooo:paragraph-rsid="0021649d"/>
    </style:style>
    <style:style style:name="P1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officeooo:rsid="001ce574" officeooo:paragraph-rsid="001ce574"/>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color="#000000" officeooo:rsid="001eb309" officeooo:paragraph-rsid="0021649d"/>
    </style:style>
    <style:style style:name="P15" style:family="paragraph" style:parent-style-name="Text_20_body">
      <style:paragraph-properties fo:margin-left="0in" fo:margin-right="0in" fo:margin-top="0in" fo:margin-bottom="0.0626in" loext:contextual-spacing="false" fo:orphans="2" fo:widows="2" fo:text-indent="0in" style:auto-text-indent="false"/>
      <style:text-properties fo:font-variant="normal" fo:text-transform="none" fo:color="#000000" style:font-name="Times New Roman" fo:font-size="14pt" fo:letter-spacing="normal" fo:background-color="transparent" style:font-size-asian="14pt" style:font-size-complex="14pt"/>
    </style:style>
    <style:style style:name="P16" style:family="paragraph" style:parent-style-name="Text_20_body">
      <style:paragraph-properties fo:margin-left="0in" fo:margin-right="0in" fo:margin-top="0in" fo:margin-bottom="0.2398in" loext:contextual-spacing="false" style:line-height-at-least="0.2398in" fo:orphans="2" fo:widows="2" fo:text-indent="0in" style:auto-text-indent="false" fo:padding="0in" fo:border="none"/>
      <style:text-properties fo:font-variant="normal" fo:text-transform="none" fo:color="#000000" style:font-name="Times New Roman" fo:font-size="13pt" fo:letter-spacing="normal" fo:font-style="normal" fo:font-weight="normal" style:font-size-asian="13pt" style:font-size-complex="13pt"/>
    </style:style>
    <style:style style:name="P17" style:family="paragraph" style:parent-style-name="Text_20_body">
      <style:paragraph-properties fo:margin-left="0in" fo:margin-right="0in" fo:margin-top="0in" fo:margin-bottom="0.2398in" loext:contextual-spacing="false" style:line-height-at-least="0.2398in" fo:orphans="2" fo:widows="2" fo:text-indent="0in" style:auto-text-indent="false" fo:padding="0in" fo:border="none"/>
      <style:text-properties fo:font-variant="normal" fo:text-transform="none" fo:color="#000000" style:font-name="Times New Roman" fo:font-size="13pt" fo:letter-spacing="normal" fo:font-style="normal" fo:font-weight="normal" officeooo:rsid="001ad049" officeooo:paragraph-rsid="00256a3a" style:font-size-asian="13pt" style:font-size-complex="13pt"/>
    </style:style>
    <style:style style:name="T1" style:family="text">
      <style:text-properties fo:font-style="normal" fo:font-weight="normal"/>
    </style:style>
    <style:style style:name="T2" style:family="text">
      <style:text-properties fo:font-style="normal" fo:font-weight="normal" officeooo:rsid="001ad049"/>
    </style:style>
    <style:style style:name="T3" style:family="text">
      <style:text-properties fo:font-variant="normal" fo:text-transform="none" fo:color="#008000" style:font-name="Times New Roman" fo:font-size="13pt" fo:letter-spacing="normal" fo:font-style="normal" fo:font-weight="normal" style:font-size-asian="13pt" style:font-size-complex="13pt" loext:padding="0in" loext:border="none"/>
    </style:style>
    <style:style style:name="T4" style:family="text">
      <style:text-properties fo:font-variant="normal" fo:text-transform="none" fo:color="#008000" style:font-name="Times New Roman" fo:font-size="13pt" fo:letter-spacing="normal" fo:font-style="normal" fo:font-weight="normal" officeooo:rsid="0015fd3f" style:font-size-asian="13pt" style:font-size-complex="13pt" loext:padding="0in" loext:border="none"/>
    </style:style>
    <style:style style:name="T5" style:family="text">
      <style:text-properties fo:font-variant="normal" fo:text-transform="none" fo:color="#008000" style:font-name="Times New Roman" fo:font-size="13pt" fo:letter-spacing="normal" fo:font-style="normal" fo:font-weight="normal" officeooo:rsid="001764c4" style:font-size-asian="13pt" style:font-size-complex="13pt" loext:padding="0in" loext:border="none"/>
    </style:style>
    <style:style style:name="T6" style:family="text">
      <style:text-properties fo:font-variant="normal" fo:text-transform="none" fo:color="#008000" style:font-name="Times New Roman" fo:font-size="13pt" fo:letter-spacing="normal" fo:font-style="normal" fo:font-weight="normal" officeooo:rsid="00191581" style:font-size-asian="13pt" style:font-size-complex="13pt" loext:padding="0in" loext:border="none"/>
    </style:style>
    <style:style style:name="T7" style:family="text">
      <style:text-properties fo:font-variant="normal" fo:text-transform="none" fo:color="#008000" style:font-name="Times New Roman" fo:font-size="13pt" fo:letter-spacing="normal" fo:font-style="normal" fo:font-weight="normal" officeooo:rsid="001ad049" style:font-size-asian="13pt" style:font-size-complex="13pt" loext:padding="0in" loext:border="none"/>
    </style:style>
    <style:style style:name="T8" style:family="text">
      <style:text-properties fo:font-variant="normal" fo:text-transform="none" fo:color="#008000" style:font-name="Times New Roman" fo:font-size="13pt" fo:letter-spacing="normal" fo:font-style="normal" fo:font-weight="normal" officeooo:rsid="001eb309" style:font-size-asian="13pt" style:font-size-complex="13pt" loext:padding="0in" loext:border="none"/>
    </style:style>
    <style:style style:name="T9" style:family="text">
      <style:text-properties fo:font-variant="normal" fo:text-transform="none" fo:color="#008000" style:font-name="Times New Roman" fo:font-size="13pt" fo:letter-spacing="normal" fo:font-style="normal" fo:font-weight="normal" fo:background-color="transparent" loext:char-shading-value="0" style:font-size-asian="13pt" style:font-size-complex="13pt" loext:padding="0in" loext:border="none"/>
    </style:style>
    <style:style style:name="T10" style:family="text">
      <style:text-properties fo:font-variant="normal" fo:text-transform="none" fo:letter-spacing="normal" fo:font-style="normal" fo:font-weight="normal" loext:padding="0in" loext:border="none"/>
    </style:style>
    <style:style style:name="T11" style:family="text">
      <style:text-properties fo:font-variant="normal" fo:text-transform="none" style:font-name="Times New Roman" fo:font-size="13pt" fo:letter-spacing="normal" fo:font-style="normal" fo:font-weight="normal" officeooo:rsid="001cc2b2" style:font-size-asian="13pt" style:font-size-complex="13pt" loext:padding="0in" loext:border="none"/>
    </style:style>
    <style:style style:name="T12" style:family="text">
      <style:text-properties fo:font-variant="normal" fo:text-transform="none" style:font-name="Times New Roman" fo:font-size="13pt" fo:letter-spacing="normal" fo:font-style="normal" fo:font-weight="normal" style:font-size-asian="13pt" style:font-size-complex="13pt" loext:padding="0in" loext:border="none"/>
    </style:style>
    <style:style style:name="T13" style:family="text">
      <style:text-properties fo:font-variant="normal" fo:text-transform="none" style:font-name="Times New Roman" fo:font-size="13pt" fo:letter-spacing="normal" fo:font-style="normal" fo:font-weight="normal" officeooo:rsid="0015fd3f" style:font-size-asian="13pt" style:font-size-complex="13pt" loext:padding="0in" loext:border="none"/>
    </style:style>
    <style:style style:name="T14" style:family="text">
      <style:text-properties fo:font-variant="normal" fo:text-transform="none" style:font-name="Times New Roman" fo:font-size="13pt" fo:letter-spacing="normal" fo:font-style="normal" fo:font-weight="normal" officeooo:rsid="001ce574" style:font-size-asian="13pt" style:font-size-complex="13pt" loext:padding="0in" loext:border="none"/>
    </style:style>
    <style:style style:name="T15" style:family="text">
      <style:text-properties fo:font-variant="normal" fo:text-transform="none" style:font-name="Times New Roman" fo:font-size="13pt" fo:letter-spacing="normal" fo:font-style="normal" fo:font-weight="normal" officeooo:rsid="001f72b6" style:font-size-asian="13pt" style:font-size-complex="13pt" loext:padding="0in" loext:border="none"/>
    </style:style>
    <style:style style:name="T16" style:family="text">
      <style:text-properties fo:font-variant="normal" fo:text-transform="none" style:font-name="Times New Roman" fo:font-size="13pt" fo:letter-spacing="normal" fo:font-style="normal" fo:font-weight="normal" officeooo:rsid="0021649d" style:font-size-asian="13pt" style:font-size-complex="13pt" loext:padding="0in" loext:border="none"/>
    </style:style>
    <style:style style:name="T17" style:family="text">
      <style:text-properties fo:font-variant="normal" fo:text-transform="none" style:font-name="Times New Roman" fo:font-size="14pt" fo:letter-spacing="normal" fo:font-style="normal" fo:font-weight="normal" officeooo:rsid="001f72b6" style:font-size-asian="14pt" style:font-size-complex="14pt" loext:padding="0in" loext:border="none"/>
    </style:style>
    <style:style style:name="T18" style:family="text">
      <style:text-properties fo:font-variant="normal" fo:text-transform="none" style:font-name="Times New Roman" fo:font-size="14pt" fo:letter-spacing="normal" fo:font-style="normal" fo:font-weight="normal" officeooo:rsid="002481bd" style:font-size-asian="14pt" style:font-size-complex="14pt" loext:padding="0in" loext:border="none"/>
    </style:style>
    <style:style style:name="T19" style:family="text">
      <style:text-properties fo:font-variant="normal" fo:text-transform="none" fo:color="#666666" style:font-name="Times New Roman" fo:font-size="13pt" fo:letter-spacing="normal" fo:font-style="normal" fo:font-weight="normal" officeooo:rsid="001f72b6" style:font-size-asian="13pt" style:font-size-complex="13pt" loext:padding="0in" loext:border="none"/>
    </style:style>
    <style:style style:name="T20" style:family="text">
      <style:text-properties fo:font-variant="normal" fo:text-transform="none" fo:color="#666666" style:font-name="Times New Roman" fo:font-size="12pt" fo:letter-spacing="normal" fo:font-style="normal" fo:font-weight="normal" officeooo:rsid="001f72b6" style:font-size-asian="13pt" style:font-size-complex="13pt" loext:padding="0in" loext:border="none"/>
    </style:style>
    <style:style style:name="T21" style:family="text">
      <style:text-properties fo:font-variant="normal" fo:text-transform="none" fo:color="#666666" style:font-name="Times New Roman" fo:font-size="14pt" fo:letter-spacing="normal" fo:font-style="normal" fo:font-weight="normal" officeooo:rsid="001f72b6" style:font-size-asian="14pt" style:font-size-complex="14pt" loext:padding="0in" loext:border="none"/>
    </style:style>
    <style:style style:name="T22" style:family="text">
      <style:text-properties fo:font-variant="normal" fo:text-transform="none" fo:color="#666666" style:font-name="Roboto Condensed" fo:font-size="12pt" fo:letter-spacing="normal" fo:font-style="normal" fo:font-weight="normal" officeooo:rsid="001f72b6" style:font-size-asian="13pt" style:font-size-complex="13pt" loext:padding="0in" loext:border="none"/>
    </style:style>
    <style:style style:name="T23" style:family="text">
      <style:text-properties style:font-name="Times New Roman" fo:font-size="13pt" style:font-size-asian="13pt" style:font-size-complex="13pt" loext:padding="0in" loext:border="none"/>
    </style:style>
    <style:style style:name="T24" style:family="text">
      <style:text-properties fo:font-size="13pt" officeooo:rsid="001cc2b2" style:font-size-asian="13pt" style:font-size-complex="13pt" loext:padding="0in" loext:border="none"/>
    </style:style>
    <style:style style:name="T25" style:family="text">
      <style:text-properties fo:font-size="13pt" officeooo:rsid="001f72b6" style:font-size-asian="13pt" style:font-size-complex="13pt" loext:padding="0in" loext:border="none"/>
    </style:style>
    <style:style style:name="T26" style:family="text">
      <style:text-properties fo:font-size="13pt" officeooo:rsid="0021649d" style:font-size-asian="13pt" style:font-size-complex="13pt" loext:padding="0in" loext:border="none"/>
    </style:style>
    <style:style style:name="T27" style:family="text">
      <style:text-properties fo:font-size="13pt" officeooo:rsid="00256a3a" style:font-size-asian="13pt" style:font-size-complex="13pt"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Module </text:span><text:span text:style-name="T3">quản lý công việc </text:span><text:span text:style-name="T5">được xây dựng với mục đích </text:span><text:span text:style-name="T6">hổ trợ quản lý công việc của từng cá nhân,hay nhóm làm việc .Tăng khả năng trao đổi,</text:span><text:span text:style-name="T8">tương tác giữa lảnh đạo và nhân viên </text:span></text:p>
      <text:p text:style-name="P5"><text:span text:style-name="T3">Với </text:span><text:span text:style-name="T9">phần mềm </text:span><text:span text:style-name="T3">này lãnh đạo có thể theo dỏi công việc của nhân viên mọi lúc,mọi nơi .Phần mềm hổ trợ dúp người quản lý Setup công việc cho nhân viên </text:span><text:span text:style-name="T7">một cách đơn giản nhanh chống, khoa học theo Module </text:span></text:p>
      <text:p text:style-name="P6"><text:span text:style-name="T12">I. Các tính năng của module</text:span></text:p>
      <text:p text:style-name="P6"><text:span text:style-name="T12">1. </text:span><text:span text:style-name="T11">Bàn giao</text:span><text:span text:style-name="T12"> công việc cho nhân viên </text:span></text:p>
      <text:p text:style-name="P8"><text:span text:style-name="T10">- Công việc thực hiện.</text:span></text:p>
      <text:p text:style-name="P15"><text:span text:style-name="T1">- Nhân sự thực hiện công việc.</text:span></text:p>
      <text:p text:style-name="P15"><text:span text:style-name="T1">- Thời gian thực hiện.</text:span></text:p>
      <text:p text:style-name="P15"><text:span text:style-name="T1">- </text:span><text:span text:style-name="T2">Thời gian hoàn thành </text:span></text:p>
      <text:p text:style-name="P15"><text:span text:style-name="T1">- Các vấn đề phát sinh của công việc.</text:span></text:p>
      <text:p text:style-name="P15"><text:span text:style-name="T1">- Kết quả thực hiện của công việc.</text:span></text:p>
      <text:p text:style-name="P9"><text:span text:style-name="T13">2.</text:span><text:span text:style-name="T11">Quản lý thông tin nhân sự</text:span></text:p>
      <text:p text:style-name="P9"><text:span text:style-name="T11">- Danh sách nhân viên: Lưu trữ thông tin về hồ sơ, danh sách nhân viên. Phân nhóm nhân viên theo phòng ban, thời gian, chức vụ…</text:span></text:p>
      <text:p text:style-name="P9"><text:span text:style-name="T11">- Cập nhật thông tin biến động nhân viên : Cập nhật các thông tin cá nhân, gia đình, tính cách, thông báo ngày sinh nhân sự...</text:span></text:p>
      <text:p text:style-name="P13"><text:span text:style-name="T12">3.Đánh giá - tính lương </text:span></text:p>
      <text:p text:style-name="P10"><text:span text:style-name="T14">- Theo dỏi lịch làm việc của từng nhân viên :</text:span><text:span text:style-name="T12">Chia sẻ lịch làm việc cá nhân, bộ phận để cấp quản lý có thể theo dõi hoạt động của các nhân sự trong bộ phận của mình,</text:span><text:span text:style-name="T14">nhằm mục đích thay đổi điều chỉnh khi cần thiết</text:span></text:p>
      <text:h text:style-name="P1" text:outline-level="4"><text:span text:style-name="T23">Báo cáo công việc :Nhằm dúp người lảnh đạo,quản lý biết được nhân viên đã làm được những công việc gì trong ngày </text:span></text:h>
      <text:p text:style-name="P11"><text:span text:style-name="T14">- Tính lương nhân sự: Tự động cập nhật ngày công,để tính lương cho nhân viên</text:span><text:span text:style-name="T11"> </text:span><text:span text:style-name="T14">trong tháng</text:span></text:p>
      <text:p text:style-name="P14"><text:span text:style-name="T11">4.</text:span><text:span text:style-name="T12">Quản lý </text:span><text:span text:style-name="T15">Hóa đơn - Dự án</text:span></text:p>
      <text:p text:style-name="P12"><text:span text:style-name="T15">- </text:span><text:span text:style-name="T17"><text:s/>Quản lý công việc của dự án (mục tiêu) , hỗ trợ nhà quản lý theo dõi được toàn bộ tiến độ công việc của tất cả các thành viên trong nhóm theo thời gian thực </text:span><text:span text:style-name="T18">hiện</text:span></text:p>
      <text:p text:style-name="P14"><text:span text:style-name="T16">- Thêm sửa lập hóa đơn như tên <text:s/>khách hàng ,ngày tạo hóa đơn,ngày hết hạn, số tiền theo dõi </text:span></text:p>
      <text:p text:style-name="P2"><text:span text:style-name="T24">- </text:span><text:span text:style-name="T26">Module cho phép người quản lý phân quyền nhân viên quản lý hóa đơn</text:span></text:p>
      <text:p text:style-name="P2"><text:span text:style-name="T25">- Thêm khách hàng tổ chức,thêm mới khách hàng cá nhân </text:span></text:p>
      <text:p text:style-name="P2"><text:span text:style-name="T24">- Module quản lý công việc nhằm mục đích lưu lại các lịch sử giao dịch với khách hàng.</text:span></text:p>
      <text:p text:style-name="P2"><text:span text:style-name="T24"/></text:p>
      <text:p text:style-name="P3"><text:span text:style-name="T24">Quản lý công việc bằng phần mềm đang chứng minh được những ưu điểm vượt trội đem lại hiệu quả cao.</text:span><text:span text:style-name="T27">Phần mềm quản lý công việc </text:span><text:span text:style-name="T24">chính là phương pháp làm việc hiệu quả để sắp xếp công việc khoa học hơn và nâng cao hiệu suất rõ rệt. Bằng cách quản lý công việc đơn giản sẽ giúp ích cho doanh nghiệp tiết kiệm thời gian trong việc sắp xếp và giám sát công việc. Qua đó, nhà quản lý sẽ biết phân bổ nguồn lực một cách tối ưu hơn.</text:span></text:p>
      <text:p text:style-name="P17"><text:soft-page-break/><text:span text:style-name="T24">Như vậy giúp các nhân viên thường xuyên giao dịch với  khách hàng nhiều hơn và tiết kiệm nhiều thời gian khi chiểu đổi hoặc bàn giao khách hàng cho người khác.</text:span></text:p>
      <text:p text:style-name="P2"><text:span text:style-name="T24"/></text:p>
      <text:p text:style-name="P2"><text:span text:style-name="T24"/></text:p>
      <text:p text:style-name="P2"><text:span text:style-name="T24"/></text:p>
      <text:p text:style-name="P2"><text:span text:style-name="T24"/></text:p>
      <text:p text:style-name="P2"><text:span text:style-name="T24"/></text:p>
      <text:p text:style-name="P7"><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Arial1" svg:font-family="Arial, sans-serif"/>
    <style:font-face style:name="Helvetica Neue" svg:font-family="'Helvetica Neue', Helvetica, Arial, sans-serif"/>
    <style:font-face style:name="Open Sans" svg:font-family="'Open Sans', 'Helvetica Neue', Helvetica, Arial, sans-serif"/>
    <style:font-face style:name="Roboto Condensed" svg:font-family="'Roboto Condensed', sans-serif"/>
    <style:font-face style:name="Roboto" svg:font-family="Roboto, Helvetica, Arial, sans-serif"/>
    <style:font-face style:name="Verdana" svg:font-family="Verdana, Arial, Helvetica, sans-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8:13:39.311092896</meta:creation-date>
    <dc:date>2018-05-10T15:33:15.851933377</dc:date>
    <meta:editing-duration>PT27M5S</meta:editing-duration>
    <meta:editing-cycles>2</meta:editing-cycles>
    <meta:generator>LibreOffice/5.1.6.2$Linux_X86_64 LibreOffice_project/10m0$Build-2</meta:generator>
    <meta:document-statistic meta:table-count="0" meta:image-count="0" meta:object-count="0" meta:page-count="2" meta:paragraph-count="25" meta:word-count="518" meta:character-count="2389" meta:non-whitespace-character-count="1885"/>
  </office:meta>
</office:document-meta>
</file>